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.782cm" fo:margin-left="0.109cm" fo:margin-right="0.109cm" table:align="margins" style:shadow="none"/>
    </style:style>
    <style:style style:name="Table1.A" style:family="table-column">
      <style:table-column-properties style:column-width="10.003cm" style:rel-column-width="5671*"/>
    </style:style>
    <style:style style:name="Table1.B" style:family="table-column">
      <style:table-column-properties style:column-width="8.779cm" style:rel-column-width="4977*"/>
    </style:style>
    <style:style style:name="Table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.B1" style:family="table-cell">
      <style:table-cell-properties fo:padding="0.097cm" fo:border="none"/>
    </style:style>
    <style:style style:name="Table1.A2" style:family="table-cell">
      <style:table-cell-properties fo:padding="0.097cm" fo:border="none"/>
    </style:style>
    <style:style style:name="Table1.A3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2" style:family="table">
      <style:table-properties style:width="18.801cm" fo:margin-left="0.109cm" fo:margin-right="0.09cm" table:align="margins" style:shadow="none"/>
    </style:style>
    <style:style style:name="Table2.A" style:family="table-column">
      <style:table-column-properties style:column-width="1.755cm" style:rel-column-width="6117*"/>
    </style:style>
    <style:style style:name="Table2.B" style:family="table-column">
      <style:table-column-properties style:column-width="10.682cm" style:rel-column-width="37235*"/>
    </style:style>
    <style:style style:name="Table2.C" style:family="table-column">
      <style:table-column-properties style:column-width="2.436cm" style:rel-column-width="8488*"/>
    </style:style>
    <style:style style:name="Table2.D" style:family="table-column">
      <style:table-column-properties style:column-width="3.928cm" style:rel-column-width="13695*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text-properties style:use-window-font-color="true"/>
    </style:style>
    <style:style style:name="P2" style:family="paragraph" style:parent-style-name="Table_20_Contents">
      <style:text-properties style:use-window-font-color="true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Fecha: <text:s text:c="9"/><text:span text:style-name="T2"><text:text-input text:description="&lt;o.date_invoice&gt;">Fecha Factura</text:text-input></text:span></text:p>
          </table:table-cell>
          <table:table-cell table:style-name="Table1.B1" office:value-type="string">
            <text:p text:style-name="P1">RUC. / C.I.: <text:span text:style-name="T2"><text:text-input text:description="&lt;o.partner_id.ref&gt;">CED/RUC</text:text-input></text:span></text:p>
          </table:table-cell>
        </table:table-row>
        <table:table-row>
          <table:table-cell table:style-name="Table1.A2" table:number-columns-spanned="2" office:value-type="string">
            <text:p text:style-name="P1">Sr..(es): <text:s text:c="7"/><text:span text:style-name="T2"><text:text-input text:description="&lt;o.partner_id.name&gt;">Nombre de Cliente</text:text-input></text:span></text:p>
          </table:table-cell>
          <table:covered-table-cell/>
        </table:table-row>
        <table:table-row>
          <table:table-cell table:style-name="Table1.A3" office:value-type="string">
            <text:p text:style-name="P1">Dirección: <text:s text:c="3"/><text:span text:style-name="T2"><text:text-input text:description="&lt;o.address_invoice_id.street&gt;">Dirección</text:text-input></text:span></text:p>
          </table:table-cell>
          <table:table-cell table:style-name="Table1.B3" office:value-type="string">
            <text:p text:style-name="P1">Telf.: <text:s text:c="11"/><text:span text:style-name="T2"><text:text-input text:description="&lt;o.address_invoice_id.phone&gt;">Teléfono</text:text-input>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">Cant.</text:p>
          </table:table-cell>
          <table:table-cell table:style-name="Table2.A1" office:value-type="string">
            <text:p text:style-name="P5">Descripción</text:p>
          </table:table-cell>
          <table:table-cell table:style-name="Table2.A1" office:value-type="string">
            <text:p text:style-name="P5">P.Unit.</text:p>
          </table:table-cell>
          <table:table-cell table:style-name="Table2.A1" office:value-type="string">
            <text:p text:style-name="P5">V.Total</text:p>
          </table:table-cell>
        </table:table-row>
        <table:table-row>
          <table:table-cell table:style-name="Table2.A1" table:number-columns-spanned="4" office:value-type="string">
            <text:p text:style-name="P4"><text:text-input text:description="&lt;for each=&quot;lines in o.invoice_line&quot;&gt;">For lines in invoice_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3"><text:text-input text:description="&lt;lines.quantity&gt;">Cantidad</text:text-input></text:p>
          </table:table-cell>
          <table:table-cell table:style-name="Table2.A1" office:value-type="string">
            <text:p text:style-name="P1"><text:text-input text:description="&lt;lines.name&gt;">Descripcion</text:text-input></text:p>
          </table:table-cell>
          <table:table-cell table:style-name="Table2.A1" office:value-type="string">
            <text:p text:style-name="P3"><text:text-input text:description="&lt;lines.price_unit&gt;">Precio Unitario</text:text-input></text:p>
          </table:table-cell>
          <table:table-cell table:style-name="Table2.A1" office:value-type="string">
            <text:p text:style-name="P3"><text:text-input text:description="&lt;lines.price_subtotal&gt;">Subtotal</text:text-input></text:p>
          </table:table-cell>
        </table:table-row>
        <table:table-row>
          <table:table-cell table:style-name="Table2.A1" table:number-columns-spanned="4" office:value-type="string">
            <text:p text:style-name="P1"><text:text-input text:description="&lt;/for&gt;">End For</text:text-input>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25cm" style:type="center"/>
          <style:tab-stop style:position="14.4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25cm" style:type="center"/>
          <style:tab-stop style:position="14.4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ie" style:family="table">
      <style:table-properties style:width="18.81cm" fo:margin-left="0.101cm" fo:margin-right="0.09cm" table:align="margins" style:shadow="none"/>
    </style:style>
    <style:style style:name="pie.A" style:family="table-column">
      <style:table-column-properties style:column-width="12.446cm" style:rel-column-width="43360*"/>
    </style:style>
    <style:style style:name="pie.B" style:family="table-column">
      <style:table-column-properties style:column-width="2.434cm" style:rel-column-width="8479*"/>
    </style:style>
    <style:style style:name="pie.C" style:family="table-column">
      <style:table-column-properties style:column-width="3.932cm" style:rel-column-width="13696*"/>
    </style:style>
    <style:style style:name="pie.A1" style:family="table-cell">
      <style:table-cell-properties fo:padding="0.097cm" fo:border="none"/>
    </style:style>
    <style:style style:name="MP1" style:family="paragraph" style:parent-style-name="Table_20_Contents">
      <style:text-properties style:use-window-font-color="true"/>
    </style:style>
    <style:style style:name="MP2" style:family="paragraph" style:parent-style-name="Table_20_Contents">
      <style:text-properties style:use-window-font-color="true" fo:font-size="8pt" style:font-size-asian="8pt" style:font-size-complex="8pt"/>
    </style:style>
    <style:style style:name="MP3" style:family="paragraph" style:parent-style-name="Table_20_Contents">
      <style:paragraph-properties fo:text-align="center" style:justify-single-word="false"/>
      <style:text-properties style:use-window-font-color="true"/>
    </style:style>
    <style:page-layout style:name="Mpm1">
      <style:page-layout-properties fo:page-width="21.001cm" fo:page-height="15cm" style:num-format="1" style:print-orientation="portrait" fo:margin-top="1cm" fo:margin-bottom="0.69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15cm" fo:margin-left="0cm" fo:margin-right="0cm" fo:margin-bottom="0cm" style:dynamic-spacing="false"/>
      </style:header-style>
      <style:footer-style>
        <style:header-footer-properties svg:height="3.078cm" fo:margin-left="0cm" fo:margin-right="0cm" fo:margin-top="0cm" style:dynamic-spacing="false"/>
      </style:footer-style>
    </style:page-layout>
    <style:page-layout style:name="Mpm2">
      <style:page-layout-properties fo:page-width="15.9cm" fo:page-height="21.9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pie" table:style-name="pie">
          <table:table-column table:style-name="pie.A"/>
          <table:table-column table:style-name="pie.B"/>
          <table:table-column table:style-name="pie.C"/>
          <table:table-row>
            <table:table-cell table:style-name="pie.A1" table:number-rows-spanned="4" office:value-type="string">
              <text:p text:style-name="MP1">Son: </text:p>
              <text:p text:style-name="MP1"/>
            </table:table-cell>
            <table:table-cell table:style-name="pie.A1" office:value-type="string">
              <text:p text:style-name="MP2">Sub-Total 12%</text:p>
            </table:table-cell>
            <table:table-cell table:style-name="pie.A1" office:value-type="string">
              <text:p text:style-name="MP3"><text:text-input text:description="&lt;o.amount_untaxed&gt;">TSI</text:text-input></text:p>
            </table:table-cell>
          </table:table-row>
          <table:table-row>
            <table:covered-table-cell/>
            <table:table-cell table:style-name="pie.A1" office:value-type="string">
              <text:p text:style-name="MP2">Sub-Total 0%</text:p>
            </table:table-cell>
            <table:table-cell table:style-name="pie.A1" office:value-type="string">
              <text:p text:style-name="MP3"/>
            </table:table-cell>
          </table:table-row>
          <table:table-row>
            <table:covered-table-cell/>
            <table:table-cell table:style-name="pie.A1" office:value-type="string">
              <text:p text:style-name="MP2">I.V.A. 12%</text:p>
            </table:table-cell>
            <table:table-cell table:style-name="pie.A1" office:value-type="string">
              <text:p text:style-name="MP3"><text:text-input text:description="&lt;o.amount_tax&gt;">Impuestos</text:text-input></text:p>
            </table:table-cell>
          </table:table-row>
          <table:table-row>
            <table:covered-table-cell/>
            <table:table-cell table:style-name="pie.A1" office:value-type="string">
              <text:p text:style-name="MP2">Total $</text:p>
            </table:table-cell>
            <table:table-cell table:style-name="pie.A1" office:value-type="string">
              <text:p text:style-name="MP3"><text:text-input text:description="&lt;o.amount_total&gt;">Total</text:text-input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Ormaza</meta:initial-creator>
    <meta:creation-date>2011-03-29T10:43:34</meta:creation-date>
    <dc:date>2012-09-07T10:47:54</dc:date>
    <dc:creator>Pablo </dc:creator>
    <meta:editing-duration>PT4H2M52S</meta:editing-duration>
    <meta:editing-cycles>43</meta:editing-cycles>
    <meta:generator>LibreOffice/3.5$Linux_x86 LibreOffice_project/350m1$Build-2</meta:generator>
    <meta:document-statistic meta:table-count="3" meta:image-count="0" meta:object-count="0" meta:page-count="1" meta:paragraph-count="23" meta:word-count="42" meta:character-count="300" meta:non-whitespace-character-count="250"/>
  </office:meta>
</office:document-meta>
</file>